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lang.*;</text:p>
      <text:p text:style-name="Standard">public class Main{</text:p>
      <text:p text:style-name="Standard"><text:tab/>public static void main(String[] args) {</text:p>
      <text:p text:style-name="Standard"><text:tab/><text:tab/>float nume = 0, deno = 6,count=0,new_nume=0,count1=0;</text:p>
      <text:p text:style-name="Standard"><text:s text:c="8"/>//using try block for any error</text:p>
      <text:p text:style-name="Standard"><text:s text:c="8"/>try{</text:p>
      <text:p text:style-name="Standard"><text:s text:c="12"/>if(deno == 0 || nume == 0){</text:p>
      <text:p text:style-name="Standard"><text:s text:c="16"/>//throwing an Exception using throw</text:p>
      <text:p text:style-name="Standard"><text:s text:c="16"/>throw new Exception();</text:p>
      <text:p text:style-name="Standard"><text:s text:c="12"/>}</text:p>
      <text:p text:style-name="Standard"><text:s text:c="12"/>else{</text:p>
      <text:p text:style-name="Standard"><text:s text:c="16"/>//loop for finding Quotient before decimal</text:p>
      <text:p text:style-name="Standard"><text:s text:c="16"/>while(nume&gt;=deno){</text:p>
      <text:p text:style-name="Standard"><text:s text:c="20"/>nume= nume-deno;</text:p>
      <text:p text:style-name="Standard"><text:s text:c="20"/>count++;</text:p>
      <text:p text:style-name="Standard"><text:s text:c="16"/>}</text:p>
      <text:p text:style-name="Standard"><text:s text:c="16"/>new_nume = nume;</text:p>
      <text:p text:style-name="Standard"><text:s text:c="16"/>//loop to multiply reminder with 10</text:p>
      <text:p text:style-name="Standard"><text:s text:c="16"/>while(count1&lt;9){</text:p>
      <text:p text:style-name="Standard"><text:s text:c="20"/>new_nume=new_nume+nume;</text:p>
      <text:p text:style-name="Standard"><text:s text:c="20"/>count1++;</text:p>
      <text:p text:style-name="Standard"><text:s text:c="16"/>}</text:p>
      <text:p text:style-name="Standard"><text:s text:c="16"/>//loop for finding Quotient after decimal</text:p>
      <text:p text:style-name="Standard"><text:s text:c="16"/>count1=0;</text:p>
      <text:p text:style-name="Standard"><text:s text:c="16"/>while(new_nume&gt;=deno){</text:p>
      <text:p text:style-name="Standard"><text:s text:c="20"/>new_nume = new_nume-deno;</text:p>
      <text:p text:style-name="Standard"><text:s text:c="20"/>count1++;</text:p>
      <text:p text:style-name="Standard"><text:s text:c="16"/>}</text:p>
      <text:p text:style-name="Standard"><text:s text:c="16"/>//Using Math.round function for roundoff value</text:p>
      <text:p text:style-name="Standard"><text:s text:c="16"/>System.out.println(Math.round(count)+"."+Math.round(count1));</text:p>
      <text:p text:style-name="Standard"><text:s text:c="12"/>}</text:p>
      <text:p text:style-name="Standard"><text:s text:c="8"/>}</text:p>
      <text:p text:style-name="Standard"><text:s text:c="8"/>//catching an exception in catch</text:p>
      <text:p text:style-name="Standard"><text:s text:c="8"/>catch(Exception e){</text:p>
      <text:p text:style-name="Standard"><text:s text:c="12"/>System.out.println("Numerator or Denominator value cannot be '0' : " +e);</text:p>
      <text:p text:style-name="Standard"><text:s text:c="8"/>}</text:p>
      <text:p text:style-name="Standard"><text:s text:c="8"/>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u M</meta:initial-creator>
    <meta:creation-date>2019-09-18T18:10:30</meta:creation-date>
    <dc:date>2019-09-19T14:09:20</dc:date>
    <dc:creator>Charu M</dc:creator>
    <meta:editing-duration>PT3H16M57S</meta:editing-duration>
    <meta:editing-cycles>4</meta:editing-cycles>
    <meta:generator>OpenOffice/4.1.6$Unix OpenOffice.org_project/416m1$Build-9790</meta:generator>
    <meta:document-statistic meta:table-count="0" meta:image-count="0" meta:object-count="0" meta:page-count="1" meta:paragraph-count="39" meta:word-count="108" meta:character-count="1263"/>
  </office:meta>
</office:document-meta>
</file>